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E0000006FCCF0707645E6595D.png" manifest:media-type="image/png"/>
  <manifest:file-entry manifest:full-path="Pictures/1000000100000248000000902995748AC58DA8E7.png" manifest:media-type="image/png"/>
  <manifest:file-entry manifest:full-path="Pictures/100000010000022E000000F65F8CFBE15B8F59A6.png" manifest:media-type="image/png"/>
  <manifest:file-entry manifest:full-path="Pictures/100000010000023A000000876582F4FB3F9C6EBA.png" manifest:media-type="image/png"/>
  <manifest:file-entry manifest:full-path="Pictures/100000010000023900000050332F0FDED1952CA8.png" manifest:media-type="image/png"/>
  <manifest:file-entry manifest:full-path="Pictures/100000010000022300000066BE3FF88E77A708FC.png" manifest:media-type="image/png"/>
  <manifest:file-entry manifest:full-path="Pictures/1000000100000235000000A57932CEA7803A9EA7.png" manifest:media-type="image/png"/>
  <manifest:file-entry manifest:full-path="Pictures/10000001000002470000005B754EB7A8C8AB0D13.png" manifest:media-type="image/png"/>
  <manifest:file-entry manifest:full-path="Pictures/100000010000022600000046E0AB690DA8C5505F.png" manifest:media-type="image/png"/>
  <manifest:file-entry manifest:full-path="Pictures/100000010000022C0000009C43B36D0BB4DE8C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7" text:anchor-type="char" svg:x="0.2957in" svg:y="0.0201in" svg:width="5.6465in" svg:height="1.1563in" draw:z-index="6"><draw:image xlink:href="Pictures/100000010000021E0000006FCCF0707645E659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2484in" svg:y="0.1264in" svg:width="5.928in" svg:height="0.8335in" draw:z-index="9"><draw:image xlink:href="Pictures/100000010000023900000050332F0FDED1952CA8.png" xlink:type="simple" xlink:show="embed" xlink:actuate="onLoad" draw:mime-type="image/png"/></draw:frame></text:p>
      <text:p text:style-name="Standard"><draw:frame draw:style-name="fr1" draw:name="Image8" text:anchor-type="char" svg:x="0.2382in" svg:y="0.028in" svg:width="5.6984in" svg:height="1.0626in" draw:z-index="7"><draw:image xlink:href="Pictures/100000010000022300000066BE3FF88E77A708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1028in" svg:y="0.1898in" svg:width="5.8862in" svg:height="1.7189in" draw:z-index="5"><draw:image xlink:href="Pictures/1000000100000235000000A57932CEA7803A9E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665in" svg:y="0.0602in" svg:width="5.9382in" svg:height="1.4063in" draw:z-index="3"><draw:image xlink:href="Pictures/100000010000023A000000876582F4FB3F9C6E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0665in" svg:y="0.1728in" svg:width="6.0839in" svg:height="1.5in" draw:z-index="2"><draw:image xlink:href="Pictures/1000000100000248000000902995748AC58DA8E7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2" text:anchor-type="char" svg:x="0.7752in" svg:y="0.0772in" svg:width="5.7299in" svg:height="0.7291in" draw:z-index="1"><draw:image xlink:href="Pictures/100000010000022600000046E0AB690DA8C5505F.png" xlink:type="simple" xlink:show="embed" xlink:actuate="onLoad" draw:mime-type="image/png"/></draw:frame></text:p>
      <text:p text:style-name="Standard"><draw:frame draw:style-name="fr1" draw:name="Image1" text:anchor-type="char" svg:x="0.6445in" svg:y="0.0937in" svg:width="6.0736in" svg:height="0.948in" draw:z-index="0"><draw:image xlink:href="Pictures/10000001000002470000005B754EB7A8C8AB0D13.png" xlink:type="simple" xlink:show="embed" xlink:actuate="onLoad" draw:mime-type="image/png"/></draw:frame></text:p>
      <text:p text:style-name="Standard"><draw:frame draw:style-name="fr1" draw:name="Image9" text:anchor-type="char" svg:x="0.7646in" svg:y="0.1209in" svg:width="5.7925in" svg:height="1.6252in" draw:z-index="8"><draw:image xlink:href="Pictures/100000010000022C0000009C43B36D0BB4DE8C5C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0.6811in" svg:y="0.0898in" svg:width="5.8134in" svg:height="2.5626in" draw:z-index="4"><draw:image xlink:href="Pictures/100000010000022E000000F65F8CFBE15B8F59A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1:45:28.669000000</meta:creation-date>
    <dc:date>2023-10-16T11:48:18.734000000</dc:date>
    <meta:editing-duration>PT2M50S</meta:editing-duration>
    <meta:editing-cycles>1</meta:editing-cycles>
    <meta:generator>LibreOffice/7.6.2.1$Windows_X86_64 LibreOffice_project/56f7684011345957bbf33a7ee678afaf4d2ba333</meta:generator>
    <meta:document-statistic meta:table-count="0" meta:image-count="10" meta:object-count="0" meta:page-count="2" meta:paragraph-count="0" meta:word-count="0" meta:character-count="0" meta:non-whitespace-character-count="0"/>
  </office:meta>
</office:document-meta>
</file>